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45cm" fo:min-width="3.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37cm" fo:min-width="3.4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bottom" draw:auto-grow-height="false" fo:min-height="4.57cm" fo:min-width="13.52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stroke="solid" svg:stroke-width="0.053cm" svg:stroke-color="#333333" draw:marker-start-width="0.279cm" draw:marker-end="Symmetric_20_Arrow" draw:marker-end-width="0.379cm" draw:fill="solid" draw:fill-color="#333333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style:paragraph-properties fo:text-align="start"/>
      <style:text-properties style:font-name="Liberation Serif"/>
    </style:style>
    <style:style style:name="P4" style:family="paragraph">
      <loext:graphic-properties draw:fill="none"/>
      <style:paragraph-properties fo:text-align="start"/>
      <style:text-properties style:font-name="Liberation Serif"/>
    </style:style>
    <style:style style:name="P5" style:family="paragraph">
      <loext:graphic-properties draw:fill="solid" draw:fill-color="#333333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.7cm" svg:x="6.5cm" svg:y="7.3cm">
          <text:p text:style-name="P1"><text:span text:style-name="T1">Dynami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.7cm" svg:x="12.4cm" svg:y="7.3cm"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1cm" svg:height="4.9cm" svg:x="4.7cm" svg:y="5.6cm">
          <text:p text:style-name="P3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.11cm" svg:y1="8.153cm" svg:x2="6.5cm" svg:y2="8.15cm" draw:end-shape="id1" draw:end-glue-point="3" svg:d="M3110 8153l3390-3" svg:viewBox="0 0 3391 4">
          <text:p/>
        </draw:connector>
        <draw:connector draw:style-name="gr4" draw:text-style-name="P5" draw:layer="layout" draw:type="line" svg:x1="16.4cm" svg:y1="8.15cm" svg:x2="21.245cm" svg:y2="8.15cm" draw:start-shape="id2" draw:start-glue-point="1" svg:d="M16400 8150h4845" svg:viewBox="0 0 4846 1">
          <text:p/>
        </draw:connector>
        <draw:connector draw:style-name="gr4" draw:text-style-name="P5" draw:layer="layout" draw:type="line" svg:x1="10.5cm" svg:y1="8.15cm" svg:x2="12.4cm" svg:y2="8.15cm" draw:start-shape="id1" draw:start-glue-point="1" draw:end-shape="id2" draw:end-glue-point="3" svg:d="M10500 8150h1900" svg:viewBox="0 0 1901 1">
          <text:p/>
        </draw:connector>
        <draw:connector draw:style-name="gr4" draw:text-style-name="P5" draw:layer="layout" draw:type="line" svg:x1="8.467cm" svg:y1="4.573cm" svg:x2="8.5cm" svg:y2="7.3cm" draw:end-shape="id1" draw:end-glue-point="0" svg:d="M8467 4573l33 2727" svg:viewBox="0 0 34 2728">
          <text:p/>
        </draw:connector>
        <draw:connector draw:style-name="gr4" draw:text-style-name="P5" draw:layer="layout" draw:type="line" svg:x1="14.399cm" svg:y1="4.573cm" svg:x2="14.4cm" svg:y2="7.3cm" draw:end-shape="id2" draw:end-glue-point="0" svg:d="M14399 4573l1 2727" svg:viewBox="0 0 2 2728">
          <text:p/>
        </draw:connector>
        <draw:frame draw:style-name="gr5" draw:text-style-name="P1" draw:layer="layout" svg:width="0.792cm" svg:height="0.878cm" svg:x="2.265cm" svg:y="7.7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0.872cm" svg:height="0.878cm" svg:x="21.3cm" svg:y="7.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0.805cm" svg:height="0.878cm" svg:x="14cm" svg:y="3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0.949cm" svg:height="0.878cm" svg:x="8.1cm" svg:y="3.7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" draw:layer="layout" svg:width="0.817cm" svg:height="0.878cm" svg:x="10.951cm" svg:y="7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1-08T16:33:49.506000000</meta:creation-date>
    <dc:date>2022-01-08T16:56:56.218000000</dc:date>
    <meta:editing-duration>PT12M5S</meta:editing-duration>
    <meta:editing-cycles>2</meta:editing-cycles>
    <meta:generator>LibreOffice/6.4.0.3$Windows_X86_64 LibreOffice_project/b0a288ab3d2d4774cb44b62f04d5d28733ac6df8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ub>
      <mi>u</mi>
      <mi>k</mi>
    </msub>
    <annotation encoding="StarMath 5.0">u_k</annotation>
  </semantics>
</math>
</file>

<file path=Object 2/content.xml><?xml version="1.0" encoding="utf-8"?>
<math xmlns="http://www.w3.org/1998/Math/MathML" display="block">
  <semantics>
    <msub>
      <mi>v</mi>
      <mi>k</mi>
    </msub>
    <annotation encoding="StarMath 5.0">v
_k</annotation>
  </semantics>
</math>
</file>

<file path=Object 3/content.xml><?xml version="1.0" encoding="utf-8"?>
<math xmlns="http://www.w3.org/1998/Math/MathML" display="block">
  <semantics>
    <msub>
      <mi>y</mi>
      <mi>k</mi>
    </msub>
    <annotation encoding="StarMath 5.0">y_k</annotation>
  </semantics>
</math>
</file>

<file path=Object 4/content.xml><?xml version="1.0" encoding="utf-8"?>
<math xmlns="http://www.w3.org/1998/Math/MathML" display="block">
  <semantics>
    <msub>
      <mi>w</mi>
      <mi>k</mi>
    </msub>
    <annotation encoding="StarMath 5.0">w_k</annotation>
  </semantics>
</math>
</file>

<file path=Object 5/content.xml><?xml version="1.0" encoding="utf-8"?>
<math xmlns="http://www.w3.org/1998/Math/MathML" display="block">
  <semantics>
    <msub>
      <mi>x</mi>
      <mi>k</mi>
    </msub>
    <annotation encoding="StarMath 5.0">x_k</annotation>
  </semantics>
</math>
</file>